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7-notes">
      <style:graphic-properties draw:fill-color="#ffffff" draw:auto-grow-height="true" fo:min-height="12.572cm"/>
    </style:style>
    <style:style style:name="pr4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28pt" fo:font-style="italic" fo:text-shadow="none" fo:font-weight="normal" style:font-name-asian="Segoe UI3" style:font-size-asian="28pt" style:font-style-asian="italic" style:font-weight-asian="normal" style:font-name-complex="Segoe UI3" style:font-size-complex="28pt" style:font-style-complex="italic" style:font-weight-complex="normal"/>
    </style:style>
    <style:style style:name="T4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5" style:family="text">
      <style:text-properties fo:color="#000000" style:font-name="Segoe UI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style:style style:name="T6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481cm" svg:y="0.566cm">
          <draw:text-box>
            <text:p text:style-name="P1"><text:span text:style-name="T1">HYMN #730</text:span></text:p>
            <text:p text:style-name="P1"><text:span text:style-name="T2">“</text:span><text:span text:style-name="T2">What Is the World to M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415cm" svg:y="0.449cm">
          <draw:text-box>
            <text:p text:style-name="P4"><text:span text:style-name="T4">1.</text:span><text:span text:style-name="T5"> </text:span><text:span text:style-name="T6">What is the world to me</text:span><text:span text:style-name="T6"><text:line-break/></text:span><text:span text:style-name="T6">With all its vaunted pleasure</text:span><text:span text:style-name="T6"><text:line-break/></text:span><text:span text:style-name="T6">When You, and You alone,</text:span><text:span text:style-name="T6"><text:line-break/></text:span><text:span text:style-name="T6">Lord Jesus, are my treasu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1T0">
        <draw:frame draw:style-name="gr3" draw:text-style-name="P5" draw:layer="layout" svg:width="25.146cm" svg:height="7.011cm" svg:x="1.415cm" svg:y="0.506cm">
          <draw:text-box>
            <text:p text:style-name="P4"><text:span text:style-name="T6">You only, dearest Lord,</text:span><text:span text:style-name="T6"><text:line-break/></text:span><text:span text:style-name="T6">My soul’s delight shall be;</text:span><text:span text:style-name="T6"><text:line-break/></text:span><text:span text:style-name="T6">You are my peace, my rest.</text:span><text:span text:style-name="T6"><text:line-break/></text:span><text:span text:style-name="T6">What is the world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1" presentation:presentation-page-layout-name="AL1T0">
        <draw:frame draw:style-name="gr3" draw:text-style-name="P7" draw:layer="layout" svg:width="25.146cm" svg:height="7.011cm" svg:x="1.27cm" svg:y="0.609cm">
          <draw:text-box>
            <text:p text:style-name="P6"><text:span text:style-name="T7">2. </text:span><text:span text:style-name="T8">The world seeks to be praised</text:span><text:span text:style-name="T8"><text:line-break/></text:span><text:span text:style-name="T8">And honored by the mighty</text:span><text:span text:style-name="T8"><text:line-break/></text:span><text:span text:style-name="T8">Yet never once reflects</text:span><text:span text:style-name="T8"><text:line-break/></text:span><text:span text:style-name="T8">That they are frail and fligh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1" presentation:presentation-page-layout-name="AL1T0">
        <draw:frame draw:style-name="gr3" draw:text-style-name="P7" draw:layer="layout" svg:width="25.146cm" svg:height="7.011cm" svg:x="1.437cm" svg:y="0.508cm">
          <draw:text-box>
            <text:p text:style-name="P6"><text:span text:style-name="T8">But what I truly prize</text:span><text:span text:style-name="T8"><text:line-break/></text:span><text:span text:style-name="T8">Above all things is He,</text:span><text:span text:style-name="T8"><text:line-break/></text:span><text:span text:style-name="T8">My Jesus, He alone.</text:span><text:span text:style-name="T8"><text:line-break/></text:span><text:span text:style-name="T8">What is the world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1" presentation:presentation-page-layout-name="AL1T0">
        <draw:frame draw:style-name="gr3" draw:text-style-name="P7" draw:layer="layout" svg:width="25.146cm" svg:height="7.011cm" svg:x="1.524cm" svg:y="0.609cm">
          <draw:text-box>
            <text:p text:style-name="P6"><text:span text:style-name="T7">3. </text:span><text:span text:style-name="T8">The world seeks after wealth</text:span><text:span text:style-name="T8"><text:line-break/></text:span><text:span text:style-name="T8">And all that mammon offers</text:span><text:span text:style-name="T8"><text:line-break/></text:span><text:span text:style-name="T8">Yet never is content</text:span><text:span text:style-name="T8"><text:line-break/></text:span><text:span text:style-name="T8">Though gold should fill its coff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1" presentation:presentation-page-layout-name="AL1T0">
        <draw:frame draw:style-name="gr3" draw:text-style-name="P7" draw:layer="layout" svg:width="25.146cm" svg:height="7.011cm" svg:x="1.27cm" svg:y="0.609cm">
          <draw:text-box>
            <text:p text:style-name="P6"><text:span text:style-name="T8">I have a higher good,</text:span><text:span text:style-name="T8"><text:line-break/></text:span><text:span text:style-name="T8">Content with it I’ll be:</text:span><text:span text:style-name="T8"><text:line-break/></text:span><text:span text:style-name="T8">My Jesus is my wealth.</text:span><text:span text:style-name="T8"><text:line-break/></text:span><text:span text:style-name="T8">What is the world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7" presentation:presentation-page-layout-name="AL1T0">
        <draw:frame draw:style-name="gr3" draw:text-style-name="P9" draw:layer="layout" svg:width="25.146cm" svg:height="7.011cm" svg:x="1.27cm" svg:y="0.508cm">
          <draw:text-box>
            <text:p text:style-name="P8"><text:span text:style-name="T7">4. </text:span><text:span text:style-name="T8">What is the world to me!</text:span></text:p>
            <text:p text:style-name="P8"><text:span text:style-name="T8">My Jesus is my treasure,</text:span></text:p>
            <text:p text:style-name="P8"><text:span text:style-name="T8">My life, my health, my wealth,</text:span></text:p>
            <text:p text:style-name="P8"><text:span text:style-name="T8">My friend, my love, my pleas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12" draw:layer="layout" svg:width="25.146cm" svg:height="10.95cm" svg:x="1.571cm" svg:y="0.551cm">
          <draw:text-box>
            <text:p text:style-name="P10"><text:span text:style-name="T8">My joy, my crown, my all,</text:span></text:p>
            <text:p text:style-name="P10"><text:span text:style-name="T8">My bliss eternally.</text:span></text:p>
            <text:p text:style-name="P10"><text:span text:style-name="T8">Once more, then, I declare:</text:span></text:p>
            <text:p text:style-name="P10"><text:span text:style-name="T8">What is the world to me!</text:span></text:p>
            <text:p text:style-name="P11"><text:span text:style-name="T9"><text:line-break/></text:span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><text:s text:c="9"/></text:span><text:span text:style-name="T10"><text:s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19:54.627000000</meta:creation-date>
    <dc:title>Hymn template</dc:title>
    <meta:editing-duration>PT15M19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9T14:18:08.275000000</dc:date>
    <meta:document-statistic meta:object-count="92"/>
    <meta:template xlink:type="simple" xlink:actuate="onRequest" xlink:title="Hymn template" xlink:href="../../AppData/Roaming/LibreOffice/4/user/template/Worship%20Templsates/Hymn%20template.otp" meta:date="2015-10-01T09:19:54.515000000"/>
  </office:meta>
</office:document-meta>
</file>